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ManagerImpl.createFilter( Class class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eryManagerImpl.QueryManagerImpl( Mapper mapper , Map atomicTypeConverters , ValueFactory value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eryManagerImpl.buildJCRExpression( Query quer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QueryManagerImpl.buildDiscriminatorFilter( Query query , ClassDescriptor classDescript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QueryManagerImpl.getNodeType( Filter fil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QueryManagerImpl.createQuery( 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